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5.0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5.08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6.23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5.46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77cm" fo:min-width="2.37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39cm" fo:min-width="1.92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77cm" fo:min-width="2.28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052cm" fo:min-width="5.215cm"/>
    </style:style>
    <style:style style:name="gr9" style:family="graphic" style:parent-style-name="standard">
      <style:graphic-properties draw:textarea-horizontal-align="justify" draw:textarea-vertical-align="middle" draw:auto-grow-height="false" fo:min-height="2.544cm" fo:min-width="4.70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97cm" fo:min-width="2.285cm"/>
      <style:paragraph-properties style:writing-mode="lr-tb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211cm" fo:min-width="2.6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588cm" svg:height="1.905cm" svg:x="27.162cm" svg:y="6.58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159cm" svg:x="4.81cm" svg:y="17.002cm">
          <text:p text:style-name="P1">Artis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31cm" svg:height="1.905cm" svg:x="16.621cm" svg:y="18.399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969cm" svg:height="2.032cm" svg:x="28.559cm" svg:y="17.51cm">
          <text:p text:style-name="P1">Listener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4.064cm" svg:height="2.159cm" svg:x="24.876cm" svg:y="1.254cm">
          <text:p text:style-name="P1">user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3.429cm" svg:height="1.397cm" svg:x="20.304cm" svg:y="2.524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3.937cm" svg:height="2.159cm" svg:x="35.29cm" svg:y="3.286cm">
          <text:p text:style-name="P1">questionI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2" draw:id="id2" draw:layer="layout" svg:width="5.715cm" svg:height="3.302cm" svg:x="8.112cm" svg:y="2.9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207cm" svg:height="2.794cm" svg:x="8.366cm" svg:y="3.159cm">
          <text:p text:style-name="P1">Question</text:p>
          <draw:enhanced-geometry svg:viewBox="0 0 21600 21600" draw:type="rectangle" draw:enhanced-path="M 0 0 L 21600 0 21600 21600 0 21600 0 0 Z N"/>
        </draw:custom-shape>
        <draw:custom-shape draw:style-name="gr10" draw:text-style-name="P2" xml:id="id1" draw:id="id1" draw:layer="layout" svg:width="3.937cm" svg:height="1.905cm" svg:x="3.413cm" svg:y="8.366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" draw:id="id3" draw:layer="layout" svg:width="3.937cm" svg:height="1.905cm" svg:x="10.271cm" svg:y="9.255cm">
          <text:p text:style-name="P1">q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5.382cm" svg:y1="8.366cm" svg:x2="8.112cm" svg:y2="4.556cm" draw:start-shape="id1" draw:start-glue-point="4" draw:end-shape="id2" draw:end-glue-point="3" svg:d="M5382 8366v-3810h2730" svg:viewBox="0 0 2731 3811">
          <text:p/>
        </draw:connector>
        <draw:connector draw:style-name="gr11" draw:text-style-name="P1" draw:layer="layout" svg:x1="13.827cm" svg:y1="4.556cm" svg:x2="12.24cm" svg:y2="9.255cm" draw:start-shape="id2" draw:start-glue-point="1" draw:end-shape="id3" draw:end-glue-point="4" svg:d="M13827 4556h500v3175h-2087v1524" svg:viewBox="0 0 2088 4700">
          <text:p/>
        </draw:connector>
        <draw:custom-shape draw:style-name="gr12" draw:text-style-name="P1" xml:id="id4" draw:id="id4" draw:layer="layout" svg:width="6.35cm" svg:height="2.921cm" svg:x="18.018cm" svg:y="6.08cm">
          <text:p text:style-name="P1">forgotPasswor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3.827cm" svg:y1="4.556cm" svg:x2="18.018cm" svg:y2="7.541cm" draw:start-shape="id2" draw:start-glue-point="1" draw:end-shape="id4" draw:end-glue-point="5" svg:d="M13827 4556h2095v2985h2096" svg:viewBox="0 0 4192 2986">
          <text:p/>
        </draw:connector>
        <draw:connector draw:style-name="gr11" draw:text-style-name="P1" draw:layer="layout" svg:x1="24.368cm" svg:y1="7.541cm" svg:x2="27.162cm" svg:y2="7.54cm" draw:start-shape="id4" draw:start-glue-point="7" draw:end-shape="id5" draw:end-glue-point="3" svg:d="M24368 7541h1398v-1h1396" svg:viewBox="0 0 2795 2">
          <text:p/>
        </draw:connector>
        <draw:connector draw:style-name="gr11" draw:text-style-name="P1" draw:layer="layout" svg:x1="26.908cm" svg:y1="3.413cm" svg:x2="29.956cm" svg:y2="6.588cm" draw:start-shape="id6" draw:start-glue-point="8" draw:end-shape="id5" draw:end-glue-point="0" svg:d="M26908 3413v1587h3048v1588" svg:viewBox="0 0 3049 3176">
          <text:p/>
        </draw:connector>
        <draw:connector draw:style-name="gr11" draw:text-style-name="P1" draw:layer="layout" svg:x1="37.259cm" svg:y1="3.286cm" svg:x2="29.956cm" svg:y2="6.588cm" draw:start-shape="id7" draw:start-glue-point="4" draw:end-shape="id5" draw:end-glue-point="0" svg:d="M37259 3286v-502h-7303v3804" svg:viewBox="0 0 7304 3805">
          <text:p/>
        </draw:connector>
        <draw:connector draw:style-name="gr11" draw:text-style-name="P1" draw:layer="layout" svg:x1="22.019cm" svg:y1="3.921cm" svg:x2="29.956cm" svg:y2="6.588cm" draw:start-shape="id8" draw:start-glue-point="8" draw:end-shape="id5" draw:end-glue-point="0" svg:d="M22019 3921v1333h7937v1334" svg:viewBox="0 0 7938 266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1T22:20:09.225492081</meta:creation-date>
    <dc:date>2020-05-31T23:00:10.108902385</dc:date>
    <meta:editing-duration>PT8M40S</meta:editing-duration>
    <meta:editing-cycles>1</meta:editing-cycles>
    <meta:document-statistic meta:object-count="19"/>
    <meta:generator>LibreOffice/6.4.3.2$Linux_X86_64 LibreOffice_project/40$Build-2</meta:generator>
  </office:meta>
</office:document-meta>
</file>